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nalEventReceiver.inform( CopletInstanceEvent event , PortalServic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EventReceiver.InternalEventRecei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ternalEventReceiver.inform( CopletInstanceRemovedEvent e , PortalService servi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ternalEventReceiver.inform( LayoutChangeParameterEvent e , PortalServic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alEventReceiver.inform( CopletInstanceSizingEvent event , PortalService servic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InternalEventReceiver.inform( CopletDefinitionEvent e , PortalService servi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nternalEventReceiver.inform( JXPathEvent event , PortalService servic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InternalEventReceiver.inform( LayoutInstanceChangeAttributeEvent e , PortalService servi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